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Policepardéfaut" style:family="text">
      <style:text-properties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6pt" style:font-size-asian="16pt" style:font-size-complex="16pt"/>
    </style:style>
    <style:style style:name="T4" style:parent-style-name="Policepardéfaut" style:family="text">
      <style:text-properties fo:font-size="16pt" style:font-size-asian="16pt" style:font-size-complex="16pt"/>
    </style:style>
    <style:style style:name="T5" style:parent-style-name="Policepardéfaut" style:family="text">
      <style:text-properties fo:font-size="16pt" style:font-size-asian="16pt" style:font-size-complex="16pt"/>
    </style:style>
    <style:style style:name="T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text-align="justify"/>
      <style:text-properties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justify"/>
    </style:style>
    <style:style style:name="T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11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2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1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1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2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2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4" style:parent-style-name="Policepardéfaut" style:family="text">
      <style:text-properties fo:font-weight="bold" style:font-weight-asian="bold" style:font-weight-complex="bold" fo:color="#00B050" fo:font-size="16pt" style:font-size-asian="16pt" style:font-size-complex="16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2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4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43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4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5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5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57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George Dandin</text:span><text:span text:style-name="T3"><text:tab/></text:span><text:span text:style-name="T4"><text:tab/></text:span><text:span text:style-name="T5"><text:tab/></text:span><text:span text:style-name="T6">PRESENTATION.</text:span></text:p>
      <text:p text:style-name="P7"/>
      <text:p text:style-name="P8"><text:span text:style-name="T9">I.Fiche d'identité.</text:span></text:p>
      <text:p text:style-name="P10"><text:span text:style-name="T11">Remplir les catégories suivantes :</text:span></text:p>
      <text:p text:style-name="P12"/>
      <text:p text:style-name="P13"><text:span text:style-name="T14">1.L'auteur : Molière</text:span></text:p>
      <text:p text:style-name="P15"><text:span text:style-name="T16">2.La date de parution de<text:s/></text:span><text:span text:style-name="T17">George Dandin </text:span><text:span text:style-name="T18">: 18 juillet 1668</text:span></text:p>
      <text:p text:style-name="P19"><text:span text:style-name="T20">3.Le lieu de la 1ère représentation : Versailles</text:span></text:p>
      <text:p text:style-name="P21"><text:span text:style-name="T22">4.La forme (les<text:s/></text:span><text:span text:style-name="T23">discours ? Les chants ?etc.) <text:s/></text:span><text:span text:style-name="T24">Pas compris la question</text:span></text:p>
      <text:p text:style-name="P25"><text:span text:style-name="T26">5.La structure (des actes ? des scènes ? combien?) : 3 actes répartis en scenes</text:span></text:p>
      <text:p text:style-name="P27">6.Les principaux personnages :</text:p>
      <text:p text:style-name="P28"/>
      <text:p text:style-name="P29">-GEORGE DANDIN, riche paysan, mari d'Angélique.</text:p>
      <text:p text:style-name="P30">-ANGÉLIQUE, femme de George Dandin et fille de Monsieur de Sotenville.</text:p>
      <text:p text:style-name="P31">-MONSIEUR DE SOTENVILLE, gentilhomme campagnard, père d'Angélique.</text:p>
      <text:p text:style-name="P32">-MADAME DE SOTENVILLE, sa femme.</text:p>
      <text:p text:style-name="P33">-CLITANDRE, amoureux d'Angélique.</text:p>
      <text:p text:style-name="P34">-CLAUDINE, suivante d'Angélique.</text:p>
      <text:p text:style-name="P35">-LUBIN, paysan, servant de Clitandre.</text:p>
      <text:p text:style-name="P36">-COLIN, valet de<text:s/>George Dandin.</text:p>
      <text:p text:style-name="P37"/>
      <text:p text:style-name="P38">7.Le registre : (comique?etc?) : comique</text:p>
      <text:p text:style-name="P39"/>
      <text:p text:style-name="P40"/>
      <text:p text:style-name="P41"><text:span text:style-name="T42">8.Le sujet (résumé de la pièce en 3 lignes) :</text:span></text:p>
      <text:p text:style-name="P43">un riche Paysan s'étant marié à la fille d'un Gentilhomme de campagne, ne reçoit que du mépris de sa femme aussi bien que de son beau-père et de sa belle-mère, qui ne l'avaient pris pour leur gendre qu'à cause de ses grands biens</text:p>
      <text:p text:style-name="P44"/>
      <text:p text:style-name="P45"/>
      <text:p text:style-name="P46"><text:span text:style-name="T47">9.Le sous-titre :</text:span></text:p>
      <text:p text:style-name="P48"/>
      <text:p text:style-name="P49"><text:span text:style-name="T50">II.Le grand divertissement royal qui précède la pièce :</text:span></text:p>
      <text:p text:style-name="P51">1.Dis quelques mots dessus :</text:p>
      <text:p text:style-name="P52"><text:span text:style-name="T53">Louis XIV donne une fête qui dure une soirée à versaille</text:span></text:p>
      <text:p text:style-name="P54"/>
      <text:p text:style-name="P55">2.A quoi sert-il ?</text:p>
      <text:p text:style-name="P56"><text:span text:style-name="T57">célébrer la paix d'Aix-la-Chapelle et la première conquête de la Franche-Comté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widows="2" fo:orphans="2" style:vertical-align="auto" fo:margin-bottom="0.1111in" fo:line-height="107%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udys" style:display-name="Studys" style:family="paragraph" style:parent-style-name="Standard">
      <style:paragraph-properties fo:text-align="justify" fo:line-height="200%"/>
      <style:text-properties style:font-name="Arial" style:font-name-complex="Arial" fo:font-style="italic" style:font-style-asian="italic" style:font-style-complex="italic" fo:color="#000000" fo:font-size="14pt" style:font-size-asian="14pt" style:font-size-complex="16pt" style:text-underline-type="single" style:text-underline-style="solid" style:text-underline-width="auto" style:text-underline-mode="continuous" fo:hyphenate="false"/>
    </style:style>
    <style:style style:name="StandardCar" style:display-name="Standard Car" style:family="text" style:parent-style-name="Policepardéfaut"/>
    <style:style style:name="StudysCar" style:display-name="Studys Car" style:family="text" style:parent-style-name="StandardCar">
      <style:text-properties style:font-name="Arial" style:font-name-complex="Arial" fo:font-style="italic" style:font-style-asian="italic" style:font-style-complex="italic" fo:color="#000000" fo:font-size="14pt" style:font-size-asian="14pt" style:font-size-complex="16pt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nzo mongin</meta:initial-creator>
    <dc:creator>enzo mongin</dc:creator>
    <meta:creation-date>2022-03-28T10:38:00Z</meta:creation-date>
    <dc:date>2022-04-05T15:27:00Z</dc:date>
    <meta:template xlink:href="Normal" xlink:type="simple"/>
    <meta:editing-cycles>3</meta:editing-cycles>
    <meta:editing-duration>PT240S</meta:editing-duration>
    <meta:document-statistic meta:page-count="2" meta:paragraph-count="2" meta:word-count="205" meta:character-count="1332" meta:row-count="9" meta:non-whitespace-character-count="1129"/>
  </office:meta>
</office:document-meta>
</file>